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dash" draw:stroke-dash="Ultrafine_20_2_20_Dots_20_3_20_Dashes" draw:fill="none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4.5cm" svg:height="3cm" svg:x="8.5cm" svg:y="2.5cm">
          <text:p text:style-name="P1">Brain </text:p>
          <text:p text:style-name="P1">3.4.2</text:p>
        </draw:ellipse>
        <draw:ellipse draw:style-name="gr1" draw:text-style-name="P1" draw:layer="layout" svg:width="4.5cm" svg:height="3cm" svg:x="8.5cm" svg:y="7cm">
          <text:p text:style-name="P1">QOL</text:p>
          <text:p text:style-name="P1">3.4.5</text:p>
        </draw:ellipse>
        <draw:ellipse draw:style-name="gr1" draw:text-style-name="P1" draw:layer="layout" svg:width="4.5cm" svg:height="3cm" svg:x="8.5cm" svg:y="12cm">
          <text:p text:style-name="P1">Sec </text:p>
          <text:p text:style-name="P1">3.4.6</text:p>
        </draw:ellipse>
        <draw:ellipse draw:style-name="gr1" draw:text-style-name="P1" draw:layer="layout" svg:width="4.5cm" svg:height="3cm" svg:x="8.5cm" svg:y="17cm">
          <text:p text:style-name="P1">Inv </text:p>
          <text:p text:style-name="P1">3.4.4</text:p>
        </draw:ellipse>
        <draw:ellipse draw:style-name="gr1" draw:text-style-name="P1" draw:layer="layout" svg:width="4.5cm" svg:height="3cm" svg:x="8.5cm" svg:y="21.5cm">
          <text:p text:style-name="P1">Env</text:p>
          <text:p text:style-name="P1">3.4.3</text:p>
        </draw:ellipse>
        <draw:ellipse draw:style-name="gr2" draw:text-style-name="P1" draw:layer="layout" svg:width="4.5cm" svg:height="3cm" svg:x="2.5cm" svg:y="0cm">
          <text:p text:style-name="P1">3.4.1</text:p>
        </draw:ellipse>
        <draw:rect draw:style-name="gr3" draw:text-style-name="P1" draw:layer="layout" svg:width="5cm" svg:height="2.5cm" svg:x="1.5cm" svg:y="4.5cm">
          <text:p/>
        </draw:rect>
        <draw:frame draw:style-name="gr4" draw:layer="layout" svg:width="2.542cm" svg:height="0.963cm" svg:x="2.5cm" svg:y="5.479cm">
          <draw:text-box>
            <text:p>Utilities</text:p>
          </draw:text-box>
        </draw:frame>
        <draw:ellipse draw:style-name="gr1" draw:text-style-name="P1" draw:layer="layout" svg:width="4.5cm" svg:height="3cm" svg:x="1.5cm" svg:y="8.5cm">
          <text:p text:style-name="P1">UTL MGR</text:p>
          <text:p text:style-name="P1">3.4.8</text:p>
        </draw:ellipse>
        <draw:rect draw:style-name="gr3" draw:text-style-name="P1" draw:layer="layout" svg:width="5.5cm" svg:height="3cm" svg:x="14.5cm" svg:y="3cm">
          <text:p/>
        </draw:rect>
        <draw:frame draw:style-name="gr4" draw:text-style-name="P1" draw:layer="layout" svg:width="4.202cm" svg:height="1.675cm" svg:x="15cm" svg:y="3.825cm">
          <draw:text-box>
            <text:p text:style-name="P1">Sensor Data </text:p>
            <text:p text:style-name="P1">3.4.7</text:p>
          </draw:text-box>
        </draw:frame>
        <draw:ellipse draw:style-name="gr1" draw:text-style-name="P1" draw:layer="layout" svg:width="4.5cm" svg:height="3cm" svg:x="14.5cm" svg:y="8cm">
          <text:p text:style-name="P1">Detector</text:p>
        </draw:ellipse>
        <draw:line draw:style-name="gr5" draw:text-style-name="P1" draw:layer="layout" svg:x1="15.5cm" svg:y1="8.5cm" svg:x2="15.5cm" svg:y2="6cm">
          <text:p text:style-name="P1">D_OUT</text:p>
        </draw:line>
        <draw:line draw:style-name="gr5" draw:text-style-name="P1" draw:layer="layout" svg:x1="18cm" svg:y1="6cm" svg:x2="18cm" svg:y2="8.5cm">
          <text:p text:style-name="P1">D_IN</text:p>
        </draw:line>
        <draw:line draw:style-name="gr6" draw:text-style-name="P1" draw:layer="layout" svg:x1="10.5cm" svg:y1="5.5cm" svg:x2="10.5cm" svg:y2="7cm">
          <text:p text:style-name="P1">B2Q</text:p>
          <text:p text:style-name="P1">Q2B</text:p>
        </draw:line>
        <draw:line draw:style-name="gr6" draw:text-style-name="P1" draw:layer="layout" svg:x1="11.5cm" svg:y1="5.5cm" svg:x2="11.5cm" svg:y2="12cm">
          <text:p text:style-name="P1">B2S</text:p>
          <text:p text:style-name="P1">S2B</text:p>
        </draw:line>
        <draw:line draw:style-name="gr6" draw:text-style-name="P1" draw:layer="layout" svg:x1="11cm" svg:y1="5.5cm" svg:x2="11cm" svg:y2="17.5cm">
          <text:p text:style-name="P1">B2I</text:p>
          <text:p text:style-name="P1">I2B</text:p>
        </draw:line>
        <draw:line draw:style-name="gr6" draw:text-style-name="P1" draw:layer="layout" svg:x1="12cm" svg:y1="5cm" svg:x2="12cm" svg:y2="22cm">
          <text:p text:style-name="P1">B2E</text:p>
          <text:p text:style-name="P1">E2B</text:p>
        </draw:line>
        <draw:line draw:style-name="gr6" draw:text-style-name="P1" draw:layer="layout" svg:x1="5.5cm" svg:y1="9.5cm" svg:x2="8.5cm" svg:y2="8cm">
          <text:p text:style-name="P1">U2Q</text:p>
          <text:p text:style-name="P1">Q2U</text:p>
        </draw:line>
        <draw:line draw:style-name="gr6" draw:text-style-name="P1" draw:layer="layout" svg:x1="6cm" svg:y1="10.5cm" svg:x2="8.5cm" svg:y2="13cm">
          <text:p text:style-name="P1">U2S</text:p>
          <text:p text:style-name="P1">S2U</text:p>
        </draw:line>
        <draw:line draw:style-name="gr6" draw:text-style-name="P1" draw:layer="layout" svg:x1="5cm" svg:y1="11cm" svg:x2="9cm" svg:y2="17.5cm">
          <text:p text:style-name="P1">U2I</text:p>
          <text:p text:style-name="P1">I2U</text:p>
          <text:p text:style-name="P1"/>
        </draw:line>
        <draw:line draw:style-name="gr6" draw:text-style-name="P1" draw:layer="layout" svg:x1="4cm" svg:y1="11.5cm" svg:x2="9cm" svg:y2="22cm">
          <text:p text:style-name="P1">U2E</text:p>
          <text:p text:style-name="P1">E2U</text:p>
        </draw:line>
        <draw:line draw:style-name="gr6" draw:text-style-name="P1" draw:layer="layout" svg:x1="14.5cm" svg:y1="9.5cm" svg:x2="13cm" svg:y2="8.5cm">
          <text:p text:style-name="P1">D2Q</text:p>
          <text:p text:style-name="P1">Q2D</text:p>
        </draw:line>
        <draw:line draw:style-name="gr6" draw:text-style-name="P1" draw:layer="layout" svg:x1="15cm" svg:y1="10.5cm" svg:x2="13cm" svg:y2="13cm">
          <text:p text:style-name="P1">D2S</text:p>
          <text:p text:style-name="P1">S2D</text:p>
        </draw:line>
        <draw:line draw:style-name="gr6" draw:text-style-name="P1" draw:layer="layout" svg:x1="16.5cm" svg:y1="11cm" svg:x2="13cm" svg:y2="18.5cm">
          <text:p text:style-name="P1">D2I</text:p>
          <text:p text:style-name="P1">I2D</text:p>
        </draw:line>
        <draw:line draw:style-name="gr6" draw:text-style-name="P1" draw:layer="layout" svg:x1="17.5cm" svg:y1="11cm" svg:x2="13cm" svg:y2="22cm">
          <text:p text:style-name="P1">D2E</text:p>
          <text:p text:style-name="P1">E2D</text:p>
        </draw:line>
        <draw:line draw:style-name="gr5" draw:text-style-name="P1" draw:layer="layout" svg:x1="2cm" svg:y1="7cm" svg:x2="2cm" svg:y2="9cm">
          <text:p text:style-name="P1">U_IN</text:p>
        </draw:line>
        <draw:line draw:style-name="gr5" draw:text-style-name="P1" draw:layer="layout" svg:x1="5cm" svg:y1="8.5cm" svg:x2="5cm" svg:y2="7cm">
          <text:p text:style-name="P1">U_OUT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w Poirier</meta:initial-creator>
    <meta:creation-date>2011-11-28T16:21:14.92</meta:creation-date>
    <dc:date>2011-11-30T19:37:35.56</dc:date>
    <dc:creator>Andrew Poirier</dc:creator>
    <meta:editing-duration>P1DT6H54M8S</meta:editing-duration>
    <meta:editing-cycles>3</meta:editing-cycles>
    <meta:generator>OpenOffice.org/3.3$Win32 OpenOffice.org_project/330m20$Build-9567</meta:generator>
    <meta:document-statistic meta:object-count="28"/>
  </office:meta>
</office:document-meta>
</file>